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79"/>
    <style:style style:name="ce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4H15M00S">
            <text:p>14:15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17])" office:value-type="time" office:time-value="PT04H30M00S">
            <text:p>04:30</text:p>
          </table:table-cell>
        </table:table-row>
        <table:table-row table:style-name="ro3" table:number-rows-repeated="9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>
          <table:table-cell table:number-columns-repeated="6"/>
          <table:table-cell table:style-name="Default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3M00S">
            <text:p>09:23</text:p>
          </table:table-cell>
          <table:table-cell office:value-type="float" office:value="1">
            <text:p>1</text:p>
          </table:table-cell>
          <table:table-cell office:value-type="string">
            <text:p>Achtergrondkleur aan de startscene gegeven</text:p>
          </table:table-cell>
          <table:table-cell table:formula="of:=[.D8]-[.C8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09H23M00S">
            <text:p>09:23</text:p>
          </table:table-cell>
          <table:table-cell office:value-type="time" office:time-value="PT09H47M00S">
            <text:p>09:47</text:p>
          </table:table-cell>
          <table:table-cell office:value-type="float" office:value="2">
            <text:p>2</text:p>
          </table:table-cell>
          <table:table-cell office:value-type="string">
            <text:p>HelpScene Playscene GameoverScene aangemaakt en getest met verschillende achtergrondkleuren</text:p>
          </table:table-cell>
          <table:table-cell table:formula="of:=[.D9]-[.C9]" office:value-type="time" office:time-value="PT00H24M00S">
            <text:p>00:24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01M00S">
            <text:p>10:01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s gamestate classes argument gametime megegeven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1M00S">
            <text:p>10:11</text:p>
          </table:table-cell>
          <table:table-cell office:value-type="float" office:value="4">
            <text:p>4</text:p>
          </table:table-cell>
          <table:table-cell office:value-type="string">
            <text:p>interfaceclass gamaakt en in gamemap gezet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0H53M00S">
            <text:p>10:53</text:p>
          </table:table-cell>
          <table:table-cell office:value-type="float" office:value="5">
            <text:p>5</text:p>
          </table:table-cell>
          <table:table-cell office:value-type="string">
            <text:p>Istate gemaakt en met startscene getest</text:p>
          </table:table-cell>
          <table:table-cell table:formula="of:=[.D12]-[.C12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0H53M00S">
            <text:p>10:53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propertie van istate gemaakt</text:p>
          </table:table-cell>
          <table:table-cell table:formula="of:=[.D13]-[.C13]" office:value-type="time" office:time-value="PT00H17M00S">
            <text:p>00:17</text:p>
          </table:table-cell>
        </table:table-row>
        <table:table-row table:style-name="ro3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17M00S">
            <text:p>11:17</text:p>
          </table:table-cell>
          <table:table-cell office:value-type="float" office:value="7">
            <text:p>7</text:p>
          </table:table-cell>
          <table:table-cell office:value-type="string">
            <text:p>Region voor properties gemaakt</text:p>
          </table:table-cell>
          <table:table-cell table:formula="of:=[.D14]-[.C14]" office:value-type="time" office:time-value="PT00H07M00S">
            <text:p>00:07</text:p>
          </table:table-cell>
        </table:table-row>
        <table:table-row table:style-name="ro3">
          <table:table-cell table:number-columns-repeated="2"/>
          <table:table-cell office:value-type="time" office:time-value="PT11H17M00S">
            <text:p>11:17</text:p>
          </table:table-cell>
          <table:table-cell office:value-type="time" office:time-value="PT11H55M00S">
            <text:p>11:55</text:p>
          </table:table-cell>
          <table:table-cell office:value-type="float" office:value="8">
            <text:p>8</text:p>
          </table:table-cell>
          <table:table-cell office:value-type="string">
            <text:p>Input.cs aangemaakt en ks + oks eringezet</text:p>
          </table:table-cell>
          <table:table-cell table:formula="of:=[.D15]-[.C15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1H55M00S">
            <text:p>11:55</text:p>
          </table:table-cell>
          <table:table-cell office:value-type="time" office:time-value="PT12H23M00S">
            <text:p>12:23</text:p>
          </table:table-cell>
          <table:table-cell office:value-type="float" office:value="9">
            <text:p>9</text:p>
          </table:table-cell>
          <table:table-cell office:value-type="string">
            <text:p>Keybourdstates in input gezet en getest</text:p>
          </table:table-cell>
          <table:table-cell table:formula="of:=[.D16]-[.C16]" office:value-type="time" office:time-value="PT00H28M00S">
            <text:p>00:28</text:p>
          </table:table-cell>
        </table:table-row>
        <table:table-row table:style-name="ro3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28M00S">
            <text:p>12:28</text:p>
          </table:table-cell>
          <table:table-cell office:value-type="float" office:value="10">
            <text:p>10</text:p>
          </table:table-cell>
          <table:table-cell office:value-type="string">
            <text:p>Keys Right en Left toegevoegd om naar verschillende states te gaan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2"/>
          <table:table-cell office:value-type="time" office:time-value="PT12H28M00S">
            <text:p>12:28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muisclick toegevoegd </text:p>
          </table:table-cell>
          <table:table-cell table:formula="of:=[.D18]-[.C18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12">
            <text:p>12</text:p>
          </table:table-cell>
          <table:table-cell office:value-type="string">
            <text:p>level en edge detectors gemaakt voor muis en keyboard</text:p>
          </table:table-cell>
          <table:table-cell table:formula="of:=[.D19]-[.C19]" office:value-type="time" office:time-value="PT00H30M00S">
            <text:p>00:30</text:p>
          </table:table-cell>
        </table:table-row>
        <table:table-row table:style-name="ro3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Lokale commit gemaakt voor github omdat internet niet beschikbaar was.</text:p>
          </table:table-cell>
          <table:table-cell table:formula="of:=[.D20]-[.C20]" office:value-type="time" office:time-value="PT00H05M00S">
            <text:p>00:05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4H26M00S">
            <text:p>04:26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9H19M00S">
            <text:p>09:19</text:p>
          </table:table-cell>
          <table:table-cell office:value-type="float" office:value="1">
            <text:p>1</text:p>
          </table:table-cell>
          <table:table-cell office:value-type="string">
            <text:p>Maak een <text:s/>nieuwe map genaamd HelperClass en maak daarin een class genaamd Image</text:p>
          </table:table-cell>
          <table:table-cell table:formula="of:=[.D8]-[.C8]" office:value-type="time" office:time-value="PT00H29M00S">
            <text:p>00:29</text:p>
          </table:table-cell>
        </table:table-row>
        <table:table-row table:style-name="ro3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 in de StartSceneClass</text:p>
          </table:table-cell>
          <table:table-cell table:formula="of:=[.D9]-[.C9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roept de constructor de Initialize methode aan en deze roept weer op zijn beurt de LoadContent methode aan</text:p>
          </table:table-cell>
          <table:table-cell table:formula="of:=[.D10]-[.C10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en mee PyramydPanic game<text:span text:style-name="T1">, string P</text:span><text:span text:style-name="T2">athNameAsset, V</text:span><text:span text:style-name="T3">ector2</text:span><text:span text:style-name="T2"> position</text:span>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verder met de imageclass gewerkt</text:p>
          </table:table-cell>
          <table:table-cell table:formula="of:=[.D13]-[.C13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7">
            <text:p>7</text:p>
          </table:table-cell>
          <table:table-cell office:value-type="string">
            <text:p>5 plaatjes op startScene gezet via een nieuwe menuclass</text:p>
          </table:table-cell>
          <table:table-cell table:formula="of:=[.D14]-[.C14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2H10M00S">
            <text:p>12:10</text:p>
          </table:table-cell>
          <table:table-cell office:value-type="float" office:value="8">
            <text:p>8</text:p>
          </table:table-cell>
          <table:table-cell office:value-type="string">
            <text:p>switch case gemaakt voor de knoppen kleur vanstartscene</text:p>
          </table:table-cell>
          <table:table-cell table:formula="of:=[.D15]-[.C15]" office:value-type="time" office:time-value="PT00H54M00S">
            <text:p>00:54</text:p>
          </table:table-cell>
        </table:table-row>
        <table:table-row table:style-name="ro3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24M00S">
            <text:p>12:24</text:p>
          </table:table-cell>
          <table:table-cell office:value-type="float" office:value="9">
            <text:p>9</text:p>
          </table:table-cell>
          <table:table-cell office:value-type="string">
            <text:p>enum van buttons heeft standaardwaarde gekregen en update van menu in startscene gezet</text:p>
          </table:table-cell>
          <table:table-cell table:formula="of:=[.D16]-[.C16]" office:value-type="time" office:time-value="PT00H13M00S">
            <text:p>00:13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15M00S">
            <text:p>14:15</text:p>
          </table:table-cell>
          <table:table-cell office:value-type="float" office:value="10">
            <text:p>10</text:p>
          </table:table-cell>
          <table:table-cell office:value-type="string">
            <text:p>Maak een List&lt;Image&gt; object genaamdbuttonList. Stop alle Imageobjecten erin (de knoppen). Zorg dat da knoppen beschenen worden met Color.White behalve de actieve knop, deze wordt beschenen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3H57M00S">
            <text:p>03:57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5" office:value-type="string">
            <text:p>12-16-2013</text:p>
          </table:table-cell>
          <table:table-cell office:value-type="time" office:time-value="PT08H45M00S">
            <text:p>08:45</text:p>
          </table:table-cell>
          <table:table-cell office:value-type="time" office:time-value="PT09H40M00S">
            <text:p>09:40</text:p>
          </table:table-cell>
          <table:table-cell office:value-type="float" office:value="1">
            <text:p>1</text:p>
          </table:table-cell>
          <table:table-cell office:value-type="string">
            <text:p>In menu class method changebuttoncolortonormal gameekt. Wanner er op enter wordt gedrukt den this.acivebutton is gelijk aan buttons. Start dam verandert naar playscene</text:p>
          </table:table-cell>
          <table:table-cell table:formula="of:=[.D8]-[.C8]" office:value-type="time" office:time-value="PT00H55M00S">
            <text:p>00:55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09H48M00S">
            <text:p>09:48</text:p>
          </table:table-cell>
          <table:table-cell office:value-type="float" office:value="2">
            <text:p>2</text:p>
          </table:table-cell>
          <table:table-cell office:value-type="string">
            <text:p>map loadscene gemaakt</text:p>
          </table:table-cell>
          <table:table-cell table:formula="of:=[.D9]-[.C9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49M00S">
            <text:p>09:49</text:p>
          </table:table-cell>
          <table:table-cell office:value-type="time" office:time-value="PT09H50M00S">
            <text:p>09:50</text:p>
          </table:table-cell>
          <table:table-cell office:value-type="float" office:value="3">
            <text:p>3</text:p>
          </table:table-cell>
          <table:table-cell office:value-type="string">
            <text:p>Maak een class loadscene in de loadscene map</text:p>
          </table:table-cell>
          <table:table-cell table:formula="of:=[.D10]-[.C10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09H52M00S">
            <text:p>09:52</text:p>
          </table:table-cell>
          <table:table-cell office:value-type="float" office:value="4">
            <text:p>4</text:p>
          </table:table-cell>
          <table:table-cell office:value-type="string">
            <text:p>pas de usings aan en maak de class public</text:p>
          </table:table-cell>
          <table:table-cell table:formula="of:=[.D11]-[.C11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3M00S">
            <text:p>09:53</text:p>
          </table:table-cell>
          <table:table-cell office:value-type="time" office:time-value="PT09H54M00S">
            <text:p>09:54</text:p>
          </table:table-cell>
          <table:table-cell office:value-type="float" office:value="5">
            <text:p>5</text:p>
          </table:table-cell>
          <table:table-cell office:value-type="string">
            <text:p>namespace verandert en Istate laten implementeren</text:p>
          </table:table-cell>
          <table:table-cell table:formula="of:=[.D12]-[.C12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4M00S">
            <text:p>09:54</text:p>
          </table:table-cell>
          <table:table-cell office:value-type="time" office:time-value="PT09H55M00S">
            <text:p>09:55</text:p>
          </table:table-cell>
          <table:table-cell office:value-type="float" office:value="6">
            <text:p>6</text:p>
          </table:table-cell>
          <table:table-cell office:value-type="string">
            <text:p>kopier de inhoud van de playscene en aangepast voor de loadscene</text:p>
          </table:table-cell>
          <table:table-cell table:formula="of:=[.D13]-[.C13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5M00S">
            <text:p>09:55</text:p>
          </table:table-cell>
          <table:table-cell office:value-type="time" office:time-value="PT09H56M00S">
            <text:p>09:56</text:p>
          </table:table-cell>
          <table:table-cell office:value-type="float" office:value="7">
            <text:p>7</text:p>
          </table:table-cell>
          <table:table-cell office:value-type="string">
            <text:p>maak een field loadscene van het type loadscene</text:p>
          </table:table-cell>
          <table:table-cell table:formula="of:=[.D14]-[.C14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6M00S">
            <text:p>09:56</text:p>
          </table:table-cell>
          <table:table-cell office:value-type="time" office:time-value="PT09H59M00S">
            <text:p>09:59</text:p>
          </table:table-cell>
          <table:table-cell office:value-type="float" office:value="8">
            <text:p>8</text:p>
          </table:table-cell>
          <table:table-cell office:value-type="string">
            <text:p>maak een property voor de loadscene</text:p>
          </table:table-cell>
          <table:table-cell table:formula="of:=[.D15]-[.C15]" office:value-type="time" office:time-value="PT00H03M00S">
            <text:p>00:03</text:p>
          </table:table-cell>
        </table:table-row>
        <table:table-row table:style-name="ro3">
          <table:table-cell table:number-columns-repeated="2"/>
          <table:table-cell office:value-type="time" office:time-value="PT09H59M00S">
            <text:p>09:59</text:p>
          </table:table-cell>
          <table:table-cell office:value-type="time" office:time-value="PT10H01M00S">
            <text:p>10:01</text:p>
          </table:table-cell>
          <table:table-cell office:value-type="float" office:value="9">
            <text:p>9</text:p>
          </table:table-cell>
          <table:table-cell office:value-type="string">
            <text:p>maak een object aan in de LoadContent() van de loadscene in de pyramidpanicclass</text:p>
          </table:table-cell>
          <table:table-cell table:formula="of:=[.D16]-[.C16]" office:value-type="time" office:time-value="PT00H02M00S">
            <text:p>00:02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3M00S">
            <text:p>10:13</text:p>
          </table:table-cell>
          <table:table-cell office:value-type="float" office:value="10">
            <text:p>10</text:p>
          </table:table-cell>
          <table:table-cell office:value-type="string">
            <text:p>maak een nieuwe class scoresscene</text:p>
          </table:table-cell>
          <table:table-cell table:formula="of:=[.D17]-[.C17]" office:value-type="time" office:time-value="PT00H12M00S">
            <text:p>00:12</text:p>
          </table:table-cell>
        </table:table-row>
        <table:table-row table:style-name="ro2">
          <table:table-cell table:number-columns-repeated="2"/>
          <table:table-cell office:value-type="time" office:time-value="PT10H35M00S">
            <text:p>10:35</text:p>
          </table:table-cell>
          <table:table-cell office:value-type="time" office:time-value="PT12H31M00S">
            <text:p>12:31</text:p>
          </table:table-cell>
          <table:table-cell office:value-type="float" office:value="11">
            <text:p>11</text:p>
          </table:table-cell>
          <table:table-cell office:value-type="string">
            <text:p>Nieuw object in loadscene. collision gemaakt met muis en knop</text:p>
          </table:table-cell>
          <table:table-cell table:formula="of:=[.D18]-[.C18]" office:value-type="time" office:time-value="PT01H56M00S">
            <text:p>01:56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3H14M00S">
            <text:p>03:14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Totaal" table:style-name="ta1" table:print="false">
        <table:table-column table:style-name="co7" table:number-columns-repeated="2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3">
          <table:table-cell table:style-name="ce2"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3">
          <table:table-cell table:style-name="ce2"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table:style-name="ce2"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table:formula="of:=['weeknr 48'.G18]" office:value-type="time" office:time-value="PT04H30M00S">
            <text:p>04:30:00</text:p>
          </table:table-cell>
        </table:table-row>
        <table:table-row table:style-name="ro3">
          <table:table-cell table:style-name="ce6" office:value-type="float" office:value="49">
            <text:p>49</text:p>
          </table:table-cell>
          <table:table-cell table:formula="of:=['weeknr 49'.G30]" office:value-type="time" office:time-value="PT04H26M00S">
            <text:p>04:26:0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['weeknr 50'.G30]" office:value-type="time" office:time-value="PT03H57M00S">
            <text:p>03:57:0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formula="of:=['weeknr 51'.G30]" office:value-type="time" office:time-value="PT03H14M00S">
            <text:p>03:14:0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totaal</text:p>
          </table:table-cell>
          <table:table-cell table:formula="of:=SUM( [.B7:.B11])" office:value-type="time" office:time-value="PT16H07M00S">
            <text:p>16:07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12:36: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3-12-16T12:36:55.45</dc:date>
    <meta:editing-duration>PT12H22M13S</meta:editing-duration>
    <meta:editing-cycles>20</meta:editing-cycles>
    <meta:generator>OpenOffice.org/3.4.1$Win32 OpenOffice.org_project/341m1$Build-9593</meta:generator>
    <meta:document-statistic meta:table-count="5" meta:cell-count="332" meta:object-count="0"/>
  </office:meta>
</office:document-meta>
</file>